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ffe6d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5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5" office:value-type="string" calcext:value-type="string" table:number-columns-spanned="2" table:number-rows-spanned="1">
            <text:p>28 Sep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Oct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2 Oct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 Oct 2023 10.30AM All students</text:p>
          </table:table-cell>
          <table:covered-table-cell table:style-name="ce5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aken sessions</text:p>
          </table:table-cell>
          <table:table-cell table:style-name="ce11" office:value-type="string" calcext:value-type="string">
            <text:p>Points</text:p>
          </table:table-cell>
          <table:table-cell table:style-name="ce11" office:value-type="string" calcext:value-type="string">
            <text:p>Percentage</text:p>
          </table:table-cell>
        </table:table-row>
        <table:table-row table:style-name="ro1">
          <table:table-cell table:style-name="ce2" office:value-type="float" office:value="211509258" calcext:value-type="float">
            <text:p>211509258</text:p>
          </table:table-cell>
          <table:table-cell table:style-name="ce6" table:number-columns-repeated="3"/>
          <table:table-cell/>
          <table:table-cell table:style-name="ce7" office:value-type="string" calcext:value-type="string">
            <text:p>x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3" office:value-type="string" calcext:value-type="string">
            <text:p>022012490c</text:p>
          </table:table-cell>
          <table:table-cell table:style-name="ce6" table:number-columns-repeated="3"/>
          <table:table-cell/>
          <table:table-cell table:style-name="ce7" office:value-type="string" calcext:value-type="string">
            <text:p>x</text:p>
          </table:table-cell>
          <table:table-cell table:style-name="ce8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" office:value-type="float" office:value="232486734" calcext:value-type="float">
            <text:p>232486734</text:p>
          </table:table-cell>
          <table:table-cell table:number-columns-repeated="3" table:style-name="ce6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043375d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float" office:value="221973140" calcext:value-type="float">
            <text:p>221973140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22142822f</text:p>
          </table:table-cell>
          <table:table-cell table:number-columns-repeated="3" table:style-name="ce6" office:value-type="string" calcext:value-type="string">
            <text:p>x</text:p>
          </table:table-cell>
          <table:table-cell/>
          <table:table-cell table:style-name="ce7"/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1908904" calcext:value-type="float">
            <text:p>221908904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180632649" calcext:value-type="float">
            <text:p>180632649</text:p>
          </table:table-cell>
          <table:table-cell table:style-name="ce6" table:number-columns-repeated="3"/>
          <table:table-cell/>
          <table:table-cell table:style-name="ce7"/>
          <table:table-cell table:style-name="ce8"/>
          <table:table-cell table:number-columns-repeated="9"/>
        </table:table-row>
        <table:table-row table:style-name="ro2">
          <table:table-cell table:style-name="ce2" office:value-type="float" office:value="221541510" calcext:value-type="float">
            <text:p>221541510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9"/>
        </table:table-row>
        <table:table-row table:style-name="ro2">
          <table:table-cell table:style-name="ce3" office:value-type="float" office:value="230669412" calcext:value-type="float">
            <text:p>230669412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1286252" calcext:value-type="float">
            <text:p>221286252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1586049" calcext:value-type="float">
            <text:p>221586049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191621038" calcext:value-type="float">
            <text:p>191621038</text:p>
          </table:table-cell>
          <table:table-cell table:style-name="ce6" table:number-columns-repeated="3"/>
          <table:table-cell/>
          <table:table-cell table:style-name="ce7"/>
          <table:table-cell table:style-name="ce8"/>
          <table:table-cell table:number-columns-repeated="9"/>
        </table:table-row>
        <table:table-row table:style-name="ro2">
          <table:table-cell table:style-name="ce3" office:value-type="float" office:value="221705608" calcext:value-type="float">
            <text:p>221705608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1154835b</text:p>
          </table:table-cell>
          <table:table-cell table:style-name="ce6" table:number-columns-repeated="3"/>
          <table:table-cell/>
          <table:table-cell table:style-name="ce7"/>
          <table:table-cell table:style-name="ce8"/>
          <table:table-cell table:number-columns-repeated="9"/>
        </table:table-row>
        <table:table-row table:style-name="ro2">
          <table:table-cell table:style-name="ce3" office:value-type="string" calcext:value-type="string">
            <text:p>020074782f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x</text:p>
          </table:table-cell>
          <table:table-cell table:number-columns-repeated="2" table:style-name="ce9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2" office:value-type="float" office:value="222005803" calcext:value-type="float">
            <text:p>222005803</text:p>
          </table:table-cell>
          <table:table-cell table:style-name="ce6" table:number-columns-repeated="3"/>
          <table:table-cell/>
          <table:table-cell table:style-name="ce7"/>
          <table:table-cell table:style-name="ce8"/>
          <table:table-cell table:number-columns-repeated="9"/>
        </table:table-row>
        <table:table-row table:style-name="ro1">
          <table:table-cell table:style-name="ce3" office:value-type="float" office:value="220415205" calcext:value-type="float">
            <text:p>220415205</text:p>
          </table:table-cell>
          <table:table-cell table:style-name="ce6" table:number-columns-repeated="3"/>
          <table:table-cell/>
          <table:table-cell table:style-name="ce7"/>
          <table:table-cell table:style-name="ce8"/>
          <table:table-cell table:number-columns-repeated="9"/>
        </table:table-row>
        <table:table-row table:style-name="ro1">
          <table:table-cell table:style-name="ce2" office:value-type="float" office:value="220502202" calcext:value-type="float">
            <text:p>220502202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x</text:p>
          </table:table-cell>
          <table:table-cell table:style-name="ce8"/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1137204a</text:p>
          </table:table-cell>
          <table:table-cell table:style-name="ce6" table:number-columns-repeated="3"/>
          <table:table-cell/>
          <table:table-cell table:style-name="ce7"/>
          <table:table-cell table:style-name="ce8"/>
          <table:table-cell table:number-columns-repeated="9"/>
        </table:table-row>
        <table:table-row table:style-name="ro2">
          <table:table-cell table:style-name="ce2" office:value-type="float" office:value="211277704" calcext:value-type="float">
            <text:p>211277704</text:p>
          </table:table-cell>
          <table:table-cell table:style-name="ce6" table:number-columns-repeated="3"/>
          <table:table-cell/>
          <table:table-cell table:style-name="ce7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158614a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1823214" calcext:value-type="float">
            <text:p>221823214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1943339" calcext:value-type="float">
            <text:p>221943339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041284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2086421" calcext:value-type="float">
            <text:p>222086421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012681f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10242822" calcext:value-type="float">
            <text:p>210242822</text:p>
          </table:table-cell>
          <table:table-cell table:style-name="ce6" table:number-columns-repeated="3"/>
          <table:table-cell/>
          <table:table-cell table:style-name="ce7"/>
          <table:table-cell table:number-columns-repeated="10"/>
        </table:table-row>
        <table:table-row table:style-name="ro1">
          <table:table-cell table:style-name="ce2" office:value-type="string" calcext:value-type="string">
            <text:p>021006942e</text:p>
          </table:table-cell>
          <table:table-cell table:style-name="ce6" table:number-columns-repeated="3"/>
          <table:table-cell/>
          <table:table-cell table:style-name="ce7"/>
          <table:table-cell table:number-columns-repeated="10"/>
        </table:table-row>
        <table:table-row table:style-name="ro1">
          <table:table-cell table:style-name="ce3" office:value-type="string" calcext:value-type="string">
            <text:p>022148763b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2" office:value-type="float" office:value="221986060" calcext:value-type="float">
            <text:p>221986060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197615e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022191755a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/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2056418" calcext:value-type="float">
            <text:p>222056418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/>
          <table:table-cell table:number-columns-repeated="2" table:style-name="ce10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112732d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022173540f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number-columns-repeated="2" table:style-name="ce7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23248105c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7"/>
          <table:table-cell table:number-columns-repeated="2" table:style-name="ce1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122100c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table:style-name="ce2" office:value-type="float" office:value="220389426" calcext:value-type="float">
            <text:p>220389426</text:p>
          </table:table-cell>
          <table:table-cell table:style-name="ce6" table:number-columns-repeated="3"/>
          <table:table-cell/>
          <table:table-cell table:style-name="ce7"/>
          <table:table-cell table:number-columns-repeated="10"/>
        </table:table-row>
        <table:table-row table:style-name="ro1">
          <table:table-cell table:style-name="ce3" office:value-type="string" calcext:value-type="string">
            <text:p>023252482d</text:p>
          </table:table-cell>
          <table:table-cell table:style-name="ce6" table:number-columns-repeated="3"/>
          <table:table-cell/>
          <table:table-cell table:style-name="ce7"/>
          <table:table-cell table:number-columns-repeated="10"/>
        </table:table-row>
        <table:table-row table:style-name="ro2">
          <table:table-cell table:style-name="ce2" office:value-type="float" office:value="232479850" calcext:value-type="float">
            <text:p>232479850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7"/>
          <table:table-cell table:number-columns-repeated="2" table:style-name="ce1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1666404" calcext:value-type="float">
            <text:p>221666404</text:p>
          </table:table-cell>
          <table:table-cell table:style-name="ce6" table:number-columns-repeated="3"/>
          <table:table-cell/>
          <table:table-cell table:style-name="ce7"/>
          <table:table-cell table:number-columns-repeated="10"/>
        </table:table-row>
        <table:table-row table:style-name="ro2">
          <table:table-cell table:style-name="ce2" office:value-type="float" office:value="221858451" calcext:value-type="float">
            <text:p>221858451</text:p>
          </table:table-cell>
          <table:table-cell table:style-name="ce6" table:number-columns-repeated="3"/>
          <table:table-cell/>
          <table:table-cell table:style-name="ce7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3" office:value-type="float" office:value="220291820" calcext:value-type="float">
            <text:p>220291820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188714d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1929813" calcext:value-type="float">
            <text:p>221929813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/>
          <table:table-cell table:style-name="ce7"/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22200811a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style-name="ce7"/>
          <table:table-cell table:style-name="ce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1276350" calcext:value-type="float">
            <text:p>221276350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1390035" calcext:value-type="float">
            <text:p>221390035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1081548" calcext:value-type="float">
            <text:p>221081548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/>
          <table:table-cell table:number-columns-repeated="2" table:style-name="ce10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23111691f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/>
          <table:table-cell table:style-name="ce7"/>
          <table:table-cell table:style-name="ce10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029815f</text:p>
          </table:table-cell>
          <table:table-cell table:number-columns-repeated="4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0224526" calcext:value-type="float">
            <text:p>220224526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32528350" calcext:value-type="float">
            <text:p>232528350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float" office:value="221933134" calcext:value-type="float">
            <text:p>221933134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/>
          <table:table-cell table:number-columns-repeated="2" table:style-name="ce10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0619006" calcext:value-type="float">
            <text:p>220619006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/>
          <table:table-cell table:number-columns-repeated="4" table:style-name="ce7" office:value-type="string" calcext:value-type="string">
            <text:p>x</text:p>
          </table:table-cell>
          <table:table-cell table:number-columns-repeated="7"/>
        </table:table-row>
        <table:table-row table:style-name="ro3" table:number-rows-repeated="1048518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.</number:text>
      <number:month/>
      <number:text>.</number:text>
      <number:year number:style="long"/>
    </number:date-style>
    <number:date-style style:name="N153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6:03:53.733000000</meta:creation-date>
    <dc:date>2024-07-07T16:11:59.910000000</dc:date>
    <meta:editing-duration>PT8M6S</meta:editing-duration>
    <meta:editing-cycles>1</meta:editing-cycles>
    <meta:document-statistic meta:table-count="1" meta:cell-count="297" meta:object-count="0"/>
    <meta:generator>LibreOffice/24.2.0.3$Windows_X86_64 LibreOffice_project/da48488a73ddd66ea24cf16bbc4f7b9c08e9bea1</meta:generator>
  </office:meta>
</office:document-meta>
</file>